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G" svg:font-family="'Linux Libertine G'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Linux Biolinum G1" svg:font-family="'Linux Biolinum G'" style:font-pitch="variable"/>
    <style:font-face style:name="Linux Biolinum G" svg:font-family="'Linux Biolinum G'" style:font-adornments="Félkövér" style:font-pitch="variable"/>
    <style:font-face style:name="Linux Biolinum G2" svg:font-family="'Linux Biolinum G'" style:font-adornments="Általános" style:font-pitch="variable"/>
    <style:font-face style:name="Linux Biolinum G:smcp=0&amp;c2sc=1&amp;caps=1&amp;case=1" svg:font-family="'Linux Biolinum G:smcp=0&amp;c2sc=1&amp;caps=1&amp;case=1'" style:font-adornments="Általános" style:font-pitch="variable"/>
    <style:font-face style:name="Linux Biolinum G:smcp=0&amp;c2sc=1&amp;caps=2&amp;case=1" svg:font-family="'Linux Biolinum G:smcp=0&amp;c2sc=1&amp;caps=2&amp;case=1'" style:font-adornments="Általános" style:font-pitch="variable"/>
    <style:font-face style:name="Linux Biolinum G:smcp=1" svg:font-family="'Linux Biolinum G:smcp=1'" style:font-pitch="variable"/>
    <style:font-face style:name="Linux Biolinum G:smcp=11" svg:font-family="'Linux Biolinum G:smcp=1'" style:font-adornments="Általános" style:font-pitch="variable"/>
    <style:font-face style:name="Linux Biolinum G:smcp=1&amp;c2sc=1" svg:font-family="'Linux Biolinum G:smcp=1&amp;c2sc=1'" style:font-adornments="Általános" style:font-pitch="variable"/>
    <style:font-face style:name="Linux Biolinum G:smcp=1&amp;c2sc=1&amp;caps=0&amp;case=1" svg:font-family="'Linux Biolinum G:smcp=1&amp;c2sc=1&amp;caps=0&amp;case=1'" style:font-adornments="Általános" style:font-pitch="variable"/>
    <style:font-face style:name="Linux Biolinum G:smcp=1&amp;c2sc=1&amp;caps=1" svg:font-family="'Linux Biolinum G:smcp=1&amp;c2sc=1&amp;caps=1'" style:font-adornments="Általános" style:font-pitch="variable"/>
    <style:font-face style:name="Linux Biolinum G:smcp=1&amp;c2sc=1&amp;caps=1&amp;case=1" svg:font-family="'Linux Biolinum G:smcp=1&amp;c2sc=1&amp;caps=1&amp;case=1'" style:font-adornments="Általános" style:font-pitch="variable"/>
    <style:font-face style:name="Linux Biolinum G:smcp=1&amp;c2sc=1&amp;caps=2" svg:font-family="'Linux Biolinum G:smcp=1&amp;c2sc=1&amp;caps=2'" style:font-adornments="Általános" style:font-pitch="variable"/>
    <style:font-face style:name="Linux Biolinum G:smcp=1&amp;c2sc=1&amp;caps=2&amp;case=1" svg:font-family="'Linux Biolinum G:smcp=1&amp;c2sc=1&amp;caps=2&amp;case=1'" style:font-adornments="Általános" style:font-pitch="variable"/>
    <style:font-face style:name="Linux Libertine G1" svg:font-family="'Linux Libertine G'" style:font-pitch="variable"/>
    <style:font-face style:name="Linux Libertine G2" svg:font-family="'Linux Libertine G'" style:font-adornments="Általános" style:font-pitch="variable"/>
    <style:font-face style:name="Linux Libertine G:smcp=1" svg:font-family="'Linux Libertine G:smcp=1'" style:font-pitch="variable"/>
    <style:font-face style:name="Magyar Linux Libertine G" svg:font-family="'Magyar Linux Libertine G'" style:font-adornments="Általá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:smcp=1" svg:font-family="'Liberation Sans:smcp=1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9.032cm" style:type="right"/>
        </style:tab-stops>
      </style:paragraph-properties>
    </style:style>
    <style:style style:name="P2" style:family="paragraph" style:parent-style-name="Lehetőségek">
      <style:text-properties style:font-name="Liberation Sans" style:font-name-asian="Times New Roman1" style:font-name-complex="Times New Roman1"/>
    </style:style>
    <style:style style:name="P3" style:family="paragraph" style:parent-style-name="Lehetőségek">
      <style:text-properties officeooo:paragraph-rsid="0009d531"/>
    </style:style>
    <style:style style:name="P4" style:family="paragraph" style:parent-style-name="Lehetőségek">
      <style:text-properties officeooo:paragraph-rsid="001d01fa"/>
    </style:style>
    <style:style style:name="P5" style:family="paragraph" style:parent-style-name="Lehetőségek">
      <style:text-properties officeooo:rsid="001d01fa" officeooo:paragraph-rsid="001d01fa"/>
    </style:style>
    <style:style style:name="P6" style:family="paragraph" style:parent-style-name="Lehetőségek">
      <style:text-properties officeooo:rsid="004e950f" officeooo:paragraph-rsid="004e950f"/>
    </style:style>
    <style:style style:name="P7" style:family="paragraph" style:parent-style-name="Tabulátoros">
      <style:paragraph-properties fo:padding-left="0cm" fo:padding-right="0cm" fo:padding-top="0.3cm" fo:padding-bottom="0cm" fo:border-left="none" fo:border-right="none" fo:border-top="0.99pt solid #000000" fo:border-bottom="none" style:shadow="none" style:join-border="false"/>
      <style:text-properties style:font-name="Linux Libertine G1" style:font-name-asian="Times New Roman1" style:font-name-complex="Times New Roman1"/>
    </style:style>
    <style:style style:name="P8" style:family="paragraph" style:parent-style-name="Tabulátoros">
      <style:text-properties style:font-name="Linux Libertine G1" style:font-name-asian="Times New Roman1" style:font-name-complex="Times New Roman1"/>
    </style:style>
    <style:style style:name="P9" style:family="paragraph" style:parent-style-name="Tabulátoros">
      <style:text-properties style:font-name="Linux Libertine G1" fo:font-weight="bold" officeooo:rsid="00199d73" officeooo:paragraph-rsid="00199d73" style:font-weight-asian="bold" style:font-weight-complex="bold"/>
    </style:style>
    <style:style style:name="P10" style:family="paragraph" style:parent-style-name="Tabulátoros">
      <style:paragraph-properties fo:padding="0cm" fo:border="none" style:shadow="none" style:join-border="false"/>
      <style:text-properties style:font-name="Linux Libertine G1" style:font-name-asian="Times New Roman1" style:font-name-complex="Times New Roman1"/>
    </style:style>
    <style:style style:name="P11" style:family="paragraph" style:parent-style-name="Text_20_body">
      <style:paragraph-properties fo:margin-top="0.101cm" fo:margin-bottom="0.101cm" loext:contextual-spacing="false" fo:text-align="center" style:justify-single-word="false" fo:padding="0.049cm" fo:border="0.06pt solid #000000"/>
      <style:text-properties style:font-name="Linux Libertine G" fo:font-style="normal" style:text-underline-style="none" fo:font-weight="bold" style:font-style-asian="normal" style:font-weight-asian="bold" style:font-style-complex="normal" style:font-weight-complex="bold"/>
    </style:style>
    <style:style style:name="P12" style:family="paragraph" style:parent-style-name="Kérdések">
      <style:text-properties style:font-name="Liberation Sans" officeooo:rsid="006a1ddf" officeooo:paragraph-rsid="006a1ddf" style:font-name-asian="Times New Roman1" style:font-name-complex="Times New Roman1"/>
    </style:style>
    <style:style style:name="P13" style:family="paragraph" style:parent-style-name="Kérdések">
      <style:text-properties style:font-name="Linux Biolinum G:smcp=11"/>
    </style:style>
    <style:style style:name="P14" style:family="paragraph" style:parent-style-name="Kérdések">
      <style:text-properties style:font-name="Linux Biolinum G:smcp=11" officeooo:rsid="005eebed" officeooo:paragraph-rsid="005eebed"/>
    </style:style>
    <style:style style:name="P15" style:family="paragraph" style:parent-style-name="Kérdések">
      <style:text-properties style:font-name="Linux Biolinum G:smcp=11" officeooo:rsid="001d01fa" officeooo:paragraph-rsid="001d01fa"/>
    </style:style>
    <style:style style:name="P16" style:family="paragraph" style:parent-style-name="Kérdések">
      <style:text-properties style:font-name="Linux Biolinum G:smcp=11" officeooo:rsid="002136dd" officeooo:paragraph-rsid="002136dd"/>
    </style:style>
    <style:style style:name="P17" style:family="paragraph" style:parent-style-name="Kérdések" style:list-style-name="Kérdések_20_száma">
      <style:text-properties style:font-name="Linux Biolinum G:smcp=11"/>
    </style:style>
    <style:style style:name="P18" style:family="paragraph" style:parent-style-name="Kérdések">
      <style:text-properties style:font-name="Linux Biolinum G:smcp=11" officeooo:paragraph-rsid="0009d531"/>
    </style:style>
    <style:style style:name="P19" style:family="paragraph" style:parent-style-name="Kérdések">
      <style:text-properties style:font-name="Linux Biolinum G:smcp=11" officeooo:rsid="0066a4b2" officeooo:paragraph-rsid="0066a4b2"/>
    </style:style>
    <style:style style:name="P20" style:family="paragraph" style:parent-style-name="Kérdések">
      <style:text-properties style:font-name="Linux Libertine G:smcp=1" officeooo:rsid="006e1cf5" officeooo:paragraph-rsid="006e1cf5" style:font-name-asian="Times New Roman1" style:font-name-complex="Times New Roman1"/>
    </style:style>
    <style:style style:name="P21" style:family="paragraph" style:parent-style-name="Kérdések">
      <style:paragraph-properties fo:break-before="page"/>
    </style:style>
    <style:style style:name="P22" style:family="paragraph" style:parent-style-name="Kérdések">
      <style:paragraph-properties fo:break-before="page"/>
      <style:text-properties style:font-name="Linux Biolinum G:smcp=11"/>
    </style:style>
    <style:style style:name="P23" style:family="paragraph" style:parent-style-name="Kérdések">
      <style:paragraph-properties fo:break-before="page"/>
      <style:text-properties style:font-name="Linux Biolinum G:smcp=1"/>
    </style:style>
    <style:style style:name="P24" style:family="paragraph" style:parent-style-name="Tabulátoros">
      <style:paragraph-properties fo:padding-left="0cm" fo:padding-right="0cm" fo:padding-top="0.3cm" fo:padding-bottom="0cm" fo:border-left="none" fo:border-right="none" fo:border-top="0.99pt solid #000000" fo:border-bottom="none" style:shadow="none" style:join-border="false"/>
      <style:text-properties officeooo:paragraph-rsid="004e950f"/>
    </style:style>
    <style:style style:name="P25" style:family="paragraph" style:parent-style-name="Tabulátoros">
      <style:text-properties style:font-name="Linux Libertine G1" officeooo:paragraph-rsid="006b8efb"/>
    </style:style>
    <style:style style:name="P26" style:family="paragraph" style:parent-style-name="Lehetőségek">
      <style:text-properties style:font-name="Linux Libertine G1"/>
    </style:style>
    <style:style style:name="P27" style:family="paragraph" style:parent-style-name="Lehetőségek">
      <style:text-properties style:font-name="Linux Libertine G1" officeooo:paragraph-rsid="006199b5"/>
    </style:style>
    <style:style style:name="P28" style:family="paragraph" style:parent-style-name="Lehetőségek">
      <style:text-properties officeooo:paragraph-rsid="005eebed"/>
    </style:style>
    <style:style style:name="P29" style:family="paragraph" style:parent-style-name="Lehetőségek">
      <style:paragraph-properties>
        <style:tab-stops>
          <style:tab-stop style:position="4.001cm"/>
          <style:tab-stop style:position="7.999cm"/>
          <style:tab-stop style:position="10.386cm"/>
        </style:tab-stops>
      </style:paragraph-properties>
    </style:style>
    <style:style style:name="P30" style:family="paragraph" style:parent-style-name="Lehetőségek">
      <style:text-properties officeooo:paragraph-rsid="00639365"/>
    </style:style>
    <style:style style:name="T1" style:family="text">
      <style:text-properties style:text-underline-style="none"/>
    </style:style>
    <style:style style:name="T2" style:family="text">
      <style:text-properties style:font-name-asian="Times New Roman1" style:font-name-complex="Times New Roman1"/>
    </style:style>
    <style:style style:name="T3" style:family="text">
      <style:text-properties officeooo:rsid="005eebed" style:font-name-asian="Times New Roman1" style:font-name-complex="Times New Roman1"/>
    </style:style>
    <style:style style:name="T4" style:family="text">
      <style:text-properties officeooo:rsid="000b435e" style:font-name-asian="Times New Roman1" style:font-name-complex="Times New Roman1"/>
    </style:style>
    <style:style style:name="T5" style:family="text">
      <style:text-properties officeooo:rsid="0060337c" style:font-name-asian="Times New Roman1" style:font-name-complex="Times New Roman1"/>
    </style:style>
    <style:style style:name="T6" style:family="text">
      <style:text-properties officeooo:rsid="006199b5" style:font-name-asian="Times New Roman1" style:font-name-complex="Times New Roman1"/>
    </style:style>
    <style:style style:name="T7" style:family="text">
      <style:text-properties officeooo:rsid="0014b297" style:font-name-asian="Times New Roman1" style:font-name-complex="Times New Roman1"/>
    </style:style>
    <style:style style:name="T8" style:family="text">
      <style:text-properties officeooo:rsid="002b97e9" style:font-name-asian="Times New Roman1" style:font-name-complex="Times New Roman1"/>
    </style:style>
    <style:style style:name="T9" style:family="text">
      <style:text-properties officeooo:rsid="006841e7" style:font-name-asian="Times New Roman1" style:font-name-complex="Times New Roman1"/>
    </style:style>
    <style:style style:name="T10" style:family="text">
      <style:text-properties officeooo:rsid="00091d96" style:font-name-asian="Times New Roman1" style:font-name-complex="Times New Roman1"/>
    </style:style>
    <style:style style:name="T11" style:family="text">
      <style:text-properties officeooo:rsid="002ad0a6" style:font-name-asian="Times New Roman1" style:font-name-complex="Times New Roman1"/>
    </style:style>
    <style:style style:name="T12" style:family="text">
      <style:text-properties officeooo:rsid="0016e34c" style:font-name-asian="Times New Roman1" style:font-name-complex="Times New Roman1"/>
    </style:style>
    <style:style style:name="T13" style:family="text">
      <style:text-properties officeooo:rsid="002dc3d8" style:font-name-asian="Times New Roman1" style:font-name-complex="Times New Roman1"/>
    </style:style>
    <style:style style:name="T14" style:family="text">
      <style:text-properties officeooo:rsid="002f8b25" style:font-name-asian="Times New Roman1" style:font-name-complex="Times New Roman1"/>
    </style:style>
    <style:style style:name="T15" style:family="text">
      <style:text-properties officeooo:rsid="006b8efb" style:font-name-asian="Times New Roman1" style:font-name-complex="Times New Roman1"/>
    </style:style>
    <style:style style:name="T16" style:family="text">
      <style:text-properties officeooo:rsid="0005ba01"/>
    </style:style>
    <style:style style:name="T17" style:family="text">
      <style:text-properties officeooo:rsid="000b435e"/>
    </style:style>
    <style:style style:name="T18" style:family="text">
      <style:text-properties officeooo:rsid="0012c1ba"/>
    </style:style>
    <style:style style:name="T19" style:family="text">
      <style:text-properties officeooo:rsid="0015e47a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6c38a3" style:font-weight-asian="bold" style:font-weight-complex="bold"/>
    </style:style>
    <style:style style:name="T22" style:family="text">
      <style:text-properties officeooo:rsid="001d01fa"/>
    </style:style>
    <style:style style:name="T23" style:family="text">
      <style:text-properties officeooo:rsid="002136dd"/>
    </style:style>
    <style:style style:name="T24" style:family="text">
      <style:text-properties officeooo:rsid="0023229d"/>
    </style:style>
    <style:style style:name="T25" style:family="text">
      <style:text-properties officeooo:rsid="0026f266"/>
    </style:style>
    <style:style style:name="T26" style:family="text">
      <style:text-properties officeooo:rsid="00272e1b"/>
    </style:style>
    <style:style style:name="T27" style:family="text">
      <style:text-properties officeooo:rsid="0045103d"/>
    </style:style>
    <style:style style:name="T28" style:family="text">
      <style:text-properties officeooo:rsid="005aef13"/>
    </style:style>
    <style:style style:name="T29" style:family="text">
      <style:text-properties style:font-name="Linux Biolinum G1"/>
    </style:style>
    <style:style style:name="T30" style:family="text">
      <style:text-properties style:font-name="Linux Biolinum G1" style:text-underline-style="none" officeooo:rsid="0045103d"/>
    </style:style>
    <style:style style:name="T31" style:family="text">
      <style:text-properties style:font-name="Linux Biolinum G1" style:text-underline-style="none" officeooo:rsid="0031bad1"/>
    </style:style>
    <style:style style:name="T32" style:family="text">
      <style:text-properties style:font-name="Linux Biolinum G1" style:text-underline-style="none" officeooo:rsid="0054a1a2"/>
    </style:style>
    <style:style style:name="T33" style:family="text">
      <style:text-properties style:font-name="Linux Biolinum G:smcp=1"/>
    </style:style>
    <style:style style:name="T34" style:family="text">
      <style:text-properties officeooo:rsid="005bdf9a"/>
    </style:style>
    <style:style style:name="T35" style:family="text">
      <style:text-properties officeooo:rsid="005d792b"/>
    </style:style>
    <style:style style:name="T36" style:family="text">
      <style:text-properties officeooo:rsid="005eebed"/>
    </style:style>
    <style:style style:name="T37" style:family="text">
      <style:text-properties style:font-name="Linux Biolinum G:smcp=11"/>
    </style:style>
    <style:style style:name="T38" style:family="text">
      <style:text-properties style:font-name="Linux Biolinum G:smcp=11" officeooo:rsid="005eebed"/>
    </style:style>
    <style:style style:name="T39" style:family="text">
      <style:text-properties style:font-name="Linux Biolinum G:smcp=11" officeooo:rsid="0010d952"/>
    </style:style>
    <style:style style:name="T40" style:family="text">
      <style:text-properties officeooo:rsid="0060337c"/>
    </style:style>
    <style:style style:name="T41" style:family="text">
      <style:text-properties officeooo:rsid="00639365"/>
    </style:style>
    <style:style style:name="T42" style:family="text">
      <style:text-properties officeooo:rsid="00646b2c"/>
    </style:style>
    <style:style style:name="T43" style:family="text">
      <style:text-properties officeooo:rsid="0066a4b2"/>
    </style:style>
    <style:style style:name="T44" style:family="text">
      <style:text-properties officeooo:rsid="0014b297"/>
    </style:style>
    <style:style style:name="T45" style:family="text">
      <style:text-properties officeooo:rsid="006a1ddf"/>
    </style:style>
    <style:style style:name="T46" style:family="text">
      <style:text-properties officeooo:rsid="006b8efb"/>
    </style:style>
    <style:style style:name="T47" style:family="text">
      <style:text-properties style:font-name="Linux Libertine G1" fo:font-weight="normal" officeooo:rsid="00199d73" style:font-name-asian="Times New Roman1" style:font-weight-asian="normal" style:font-name-complex="Times New Roman1" style:font-weight-complex="normal"/>
    </style:style>
    <style:style style:name="T48" style:family="text">
      <style:text-properties style:font-name="Linux Libertine G1" fo:font-weight="normal" officeooo:rsid="006b8efb" style:font-name-asian="Times New Roman1" style:font-weight-asian="normal" style:font-name-complex="Times New Roman1" style:font-weight-complex="normal"/>
    </style:style>
    <style:style style:name="T49" style:family="text">
      <style:text-properties style:font-name="Linux Libertine G1" fo:font-weight="normal" officeooo:rsid="00275da7" style:font-name-asian="Times New Roman1" style:font-weight-asian="normal" style:font-name-complex="Times New Roman1" style:font-weight-complex="normal"/>
    </style:style>
    <style:style style:name="T50" style:family="text">
      <style:text-properties style:font-name="Linux Libertine G1" fo:font-weight="normal" officeooo:rsid="0027e7ae" style:font-name-asian="Times New Roman1" style:font-weight-asian="normal" style:font-name-complex="Times New Roman1" style:font-weight-complex="normal"/>
    </style:style>
    <style:style style:name="T51" style:family="text">
      <style:text-properties style:font-name="Linux Libertine G1" fo:font-weight="bold" officeooo:rsid="006b8efb" style:font-name-asian="Times New Roman1" style:font-weight-asian="bold" style:font-name-complex="Times New Roman1" style:font-weight-complex="bold"/>
    </style:style>
    <style:style style:name="T52" style:family="text">
      <style:text-properties style:font-name="Linux Libertine G1" fo:font-weight="bold" officeooo:rsid="00199d73" style:font-name-asian="Times New Roman1" style:font-weight-asian="bold" style:font-name-complex="Times New Roman1" style:font-weight-complex="bold"/>
    </style:style>
    <style:style style:name="T53" style:family="text">
      <style:text-properties style:font-name="Linux Libertine G1" fo:font-weight="bold" officeooo:rsid="0027e7ae" style:font-name-asian="Times New Roman1" style:font-weight-asian="bold" style:font-name-complex="Times New Roman1" style:font-weight-complex="bold"/>
    </style:style>
    <style:style style:name="T54" style:family="text">
      <style:text-properties officeooo:rsid="006e19d4"/>
    </style:style>
    <style:style style:name="T55" style:family="text">
      <style:text-properties officeooo:rsid="006e1cf5"/>
    </style:style>
    <style:style style:name="T56" style:family="text">
      <style:text-properties style:font-name="Linux Libertine G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OpenSource 2017 QUIZ</text:title></text:p>
      <text:p text:style-name="P11"><text:span text:style-name="T28">Multiple Answers Can Be Correct</text:span></text:p>
      <text:list xml:id="list1085103108" text:style-name="Kérdések_20_száma">
        <text:list-item>
          <text:p text:style-name="P13"><text:span text:style-name="T28">When can an https connection be trusted</text:span>?</text:p>
        </text:list-item>
      </text:list>
      <text:p text:style-name="P5">□ <text:span text:style-name="T28">always</text:span><text:line-break/>□ <text:span text:style-name="T28">never</text:span><text:line-break/>□ <text:span text:style-name="T28">if a trusted certificate authority signed it</text:span><text:line-break/>□ <text:span text:style-name="T28">if the certificate is before expiration</text:span></text:p>
      <text:list xml:id="list214739431538950" text:continue-numbering="true" text:style-name="Kérdések_20_száma">
        <text:list-item>
          <text:p text:style-name="P13"><text:span text:style-name="T34">Which </text:span>OpenStreetMap<text:span text:style-name="T34">-based software is capable of countrywide offline mobile navigation</text:span>?</text:p>
        </text:list-item>
      </text:list>
      <text:p text:style-name="P5">□ OsmAnd<text:tab/>□ MAPS.ME<text:tab/>□ Google Maps<text:tab/>□ Here Maps</text:p>
      <text:list xml:id="list214738401641113" text:continue-numbering="true" text:style-name="Kérdések_20_száma">
        <text:list-item>
          <text:p text:style-name="Kérdések"><text:span text:style-name="T35">What are the four principles of the </text:span>Fedora Project?</text:p>
        </text:list-item>
      </text:list>
      <text:p text:style-name="P4">□ <text:span text:style-name="T35">Join, Plan, Program, Share<text:line-break/>□ Use, Develop, Compile, Pack<text:line-break/>□ Freedom, Ease, Soaring, Together<text:line-break/>□ Freedom, Friends, Features, First</text:span></text:p>
      <text:list xml:id="list214739844682497" text:continue-numbering="true" text:style-name="Kérdések_20_száma">
        <text:list-item>
          <text:p text:style-name="P13"><text:span text:style-name="T36">Who can access your data in the cloud</text:span> (<text:span text:style-name="T16">G</text:span>oogle, <text:span text:style-name="T16">F</text:span>acebook, …)?</text:p>
        </text:list-item>
      </text:list>
      <text:p text:style-name="P26"><text:span text:style-name="T2">□ </text:span><text:span text:style-name="T3">you</text:span><text:span text:style-name="T2"><text:tab/>□ </text:span><text:span text:style-name="T3">whom you have given permission</text:span><text:span text:style-name="T2"><text:line-break/>□ </text:span><text:span text:style-name="T3">the service provider</text:span><text:span text:style-name="T2"><text:tab/>□ </text:span><text:span text:style-name="T3">anyone, whom the service provider gave the data</text:span></text:p>
      <text:list xml:id="list214738531395217" text:continue-numbering="true" text:style-name="Kérdések_20_száma">
        <text:list-item>
          <text:p text:style-name="P14">What is the mascot of Linux?</text:p>
        </text:list-item>
      </text:list>
      <text:p text:style-name="Lehetőségek">□ <text:span text:style-name="T36">Mouse</text:span><text:tab/>□ <text:span text:style-name="T36">Penguin</text:span><text:tab/>□ <text:span text:style-name="T36">Cheetah</text:span><text:tab/>□ <text:span text:style-name="T36">Fox</text:span></text:p>
      <text:list xml:id="list214739864488896" text:continue-numbering="true" text:style-name="Kérdések_20_száma">
        <text:list-item>
          <text:p text:style-name="P14">Which of these are true about free software?</text:p>
        </text:list-item>
      </text:list>
      <text:p text:style-name="P28">□ <text:span text:style-name="T36">Can be used for any purpose, without limitation<text:line-break/>□ Free to study and modify on demand, for which the accessibility of the source code is required<text:line-break/>□ Free to copy to help others<text:line-break/>□ Free to improve upon, and free to share the results with others</text:span></text:p>
      <text:list xml:id="list214740174031178" text:continue-numbering="true" text:style-name="Kérdések_20_száma">
        <text:list-item>
          <text:p text:style-name="P15"><text:span text:style-name="T36">With which of these software can you edit </text:span>OpenStreetMap?</text:p>
        </text:list-item>
      </text:list>
      <text:p text:style-name="P4">□ JOSM – Java OpenStreetMap Editor<text:tab/><text:tab/>□ OsmAnd<text:line-break/>□ Maps.me<text:tab/><text:tab/><text:tab/>□ <text:span text:style-name="T22">i</text:span>D Editor</text:p>
      <text:list xml:id="list214738523019332" text:continue-numbering="true" text:style-name="Kérdések_20_száma">
        <text:list-item>
          <text:p text:style-name="P14">Linux Mint, Ubuntu and Fedora are...</text:p>
        </text:list-item>
      </text:list>
      <text:p text:style-name="P26"><text:span text:style-name="T2">□ </text:span><text:span text:style-name="T3">Free to download and use, the updates are also free.</text:span><text:span text:style-name="T2"><text:line-break/>□ </text:span><text:span text:style-name="T3">Downloadable for money, but the update are free.</text:span><text:span text:style-name="T2"><text:line-break/>□ </text:span><text:span text:style-name="T3">Downloadable for money, and the updates are monetized too.</text:span></text:p>
      <text:list xml:id="list214739339964042" text:continue-numbering="true" text:style-name="Kérdések_20_száma">
        <text:list-item>
          <text:p text:style-name="P16"><text:span text:style-name="T36">Who can edit </text:span>Wikip<text:span text:style-name="T36">e</text:span>dia <text:span text:style-name="T36">and OpenStreetMap?</text:span></text:p>
        </text:list-item>
      </text:list>
      <text:p text:style-name="P29">□ <text:span text:style-name="T36">Anybody</text:span><text:tab/>□ <text:span text:style-name="T36">Anybody, after registration<text:tab/></text:span>□ <text:span text:style-name="T36">Those with ministerial licence</text:span></text:p>
      <text:list xml:id="list214739720418405" text:continue-numbering="true" text:style-name="Kérdések_20_száma">
        <text:list-item>
          <text:p text:style-name="P21"><text:span text:style-name="T38">What to do, if you find a bug in</text:span><text:span text:style-name="T37"> Moz</text:span><text:span text:style-name="T39">i</text:span><text:span text:style-name="T37">lla, LibreOffice, Ubuntu </text:span><text:span text:style-name="T38">or other open source projects</text:span><text:span text:style-name="T37">?</text:span></text:p>
        </text:list-item>
      </text:list>
      <text:p text:style-name="Lehetőségek">□ <text:span text:style-name="T36">I contact the Mafia, they can arrange everything</text:span><text:line-break/>□ <text:span text:style-name="T36">I try to find the bug at</text:span> <text:a xlink:type="simple" xlink:href="http://bug.openscope.org/" text:style-name="Internet_20_link" text:visited-style-name="Visited_20_Internet_20_Link">http://bug.openscope.org/</text:a>. <text:span text:style-name="T36">If I don’t find it, I write how to reproduce the problem, and then I – if needed – give the document or the name of website causing the problem.</text:span><text:line-break/>□ <text:span text:style-name="T36">In my awful rage, I make a DVD sacrifice at full moon, and I read out from the yet unreleased chapters of „Book of Mozilla”</text:span>.</text:p>
      <text:list xml:id="list214738735290868" text:continue-numbering="true" text:style-name="Kérdések_20_száma">
        <text:list-item>
          <text:p text:style-name="P13"><text:span text:style-name="T40">Can you run Linux programs under</text:span> Windows 10?</text:p>
        </text:list-item>
      </text:list>
      <text:p text:style-name="Lehetőségek">□ In <text:span text:style-name="T40">VMs, yes</text:span><text:tab/>□ <text:span text:style-name="T40">Only if it has a Windows port</text:span><text:tab/>□ <text:span text:style-name="T40">Yes, under </text:span>W.I.N.E.<text:line-break/>□ <text:span text:style-name="T40">Yes, nearly all of them</text:span><text:tab/><text:tab/>□ N<text:span text:style-name="T40">ope</text:span></text:p>
      <text:list xml:id="list214739893811691" text:continue-numbering="true" text:style-name="Kérdések_20_száma">
        <text:list-item>
          <text:p text:style-name="P13"><text:span text:style-name="T40">Who can access mail sent in encrypted channels</text:span> (smtps/starttls)?</text:p>
        </text:list-item>
      </text:list>
      <text:p text:style-name="P27"><text:span text:style-name="T2">□ </text:span><text:span text:style-name="T5">the recipient</text:span><text:span text:style-name="T2"><text:line-break/>□</text:span><text:span text:style-name="T4"> </text:span><text:span text:style-name="T5">the mail administrator of the recipient</text:span><text:span text:style-name="T2"><text:line-break/>□ </text:span><text:span text:style-name="T5">every mail administrator </text:span><text:span text:style-name="T6">in the e-mail chain</text:span><text:span text:style-name="T4"><text:line-break/>□ </text:span><text:span text:style-name="T6">anyone</text:span></text:p>
      <text:list xml:id="list214739096288820" text:continue-numbering="true" text:style-name="Kérdések_20_száma">
        <text:list-item>
          <text:p text:style-name="P17"><text:span text:style-name="T6">How many weeks pass between two releases of</text:span><text:span text:style-name="T2"> Firefox? </text:span></text:p>
        </text:list-item>
      </text:list>
      <text:p text:style-name="P6">□ 3<text:tab/>□ 6<text:tab/>□ 43</text:p>
      <text:list xml:id="list214739257763059" text:continue-numbering="true" text:style-name="Kérdések_20_száma">
        <text:list-item>
          <text:p text:style-name="P13"><text:span text:style-name="T41">What does the</text:span> W.I.N.E. <text:span text:style-name="T41">acronym mean</text:span>?</text:p>
        </text:list-item>
      </text:list>
      <text:p text:style-name="Lehetőségek"><text:span text:style-name="T17">□ </text:span>Windows Interactive Natural Engine<text:tab/><text:span text:style-name="T17">□ </text:span>Wine Is Not <text:span text:style-name="T41">an</text:span> Emulator<text:line-break/><text:span text:style-name="T17">□ </text:span>Wicked Installer, Not Effective<text:tab/><text:span text:style-name="T17">□ Well, It’s Not Evident</text:span></text:p>
      <text:list xml:id="list214738293182451" text:continue-numbering="true" text:style-name="Kérdések_20_száma">
        <text:list-item>
          <text:p text:style-name="P13"><text:span text:style-name="T41">How can you contribute to free software and content</text:span>?</text:p>
        </text:list-item>
      </text:list>
      <text:p text:style-name="P30">□ <text:span text:style-name="T41">Programming</text:span><text:tab/>□ <text:span text:style-name="T41">Localization</text:span><text:tab/>□ <text:span text:style-name="T41">Testing</text:span><text:line-break/>□ <text:span text:style-name="T41">Writing articles<text:tab/></text:span>□ <text:span text:style-name="T41">Collecting </text:span>POI<text:span text:style-name="T41">s<text:tab/></text:span>□ <text:span text:style-name="T41">Local volunteer work</text:span><text:line-break/>□ <text:span text:style-name="T41">Social media content<text:tab/></text:span>□ <text:span text:style-name="T41">Helping on forums</text:span><text:tab/>□ <text:span text:style-name="T41">Writing documentation</text:span><text:line-break/>□ <text:span text:style-name="T41">Mapping</text:span><text:tab/>□ <text:span text:style-name="T41">Any other good ideas</text:span></text:p>
      <text:list xml:id="list214739677175438" text:continue-numbering="true" text:style-name="Kérdések_20_száma">
        <text:list-item>
          <text:p text:style-name="P13"><text:span text:style-name="T42">What is </text:span>fair trade?</text:p>
        </text:list-item>
      </text:list>
      <text:p text:style-name="Lehetőségek">□ <text:span text:style-name="T42">Commercial relationship, which is based on dialogue, mutual respect, transparency and strives for greater equality</text:span><text:line-break/>□ <text:span text:style-name="T42">The utopian novel of </text:span>Max Havelaar <text:span text:style-name="T42">about the colony system of the 22th century</text:span><text:line-break/>□ <text:span text:style-name="T42">Board game for loan sharks</text:span></text:p>
      <text:list xml:id="list214739641835856" text:continue-numbering="true" text:style-name="Kérdések_20_száma">
        <text:list-item>
          <text:p text:style-name="P13"><text:span text:style-name="T43">On which platforms is the mobile version of</text:span> Firefox <text:span text:style-name="T43">available</text:span>?</text:p>
        </text:list-item>
      </text:list>
      <text:p text:style-name="Lehetőségek">□ Symbian<text:tab/>□ Bada<text:tab/>□ Android<text:tab/>□ iOS</text:p>
      <text:list xml:id="list214738826868549" text:continue-numbering="true" text:style-name="Kérdések_20_száma">
        <text:list-item>
          <text:p text:style-name="P18"><text:span text:style-name="T43">Document freedom is important, because</text:span>…</text:p>
        </text:list-item>
      </text:list>
      <text:p text:style-name="P3">□ <text:span text:style-name="T43">Everyone can create, send, save documents without the need to use the proprietary software of a single company</text:span><text:line-break/>□ <text:span text:style-name="T43">In a free world, documents must also be free</text:span><text:line-break/>□ <text:span text:style-name="T43">This way, I can get more funny slideshows from my friends and coworkers</text:span></text:p>
      <text:list xml:id="list214739351407408" text:continue-numbering="true" text:style-name="Kérdések_20_száma">
        <text:list-item>
          <text:p text:style-name="P19">How can you encrypt sent e-mails?</text:p>
        </text:list-item>
      </text:list>
      <text:p text:style-name="Lehetőségek">□ <text:span text:style-name="T43">It’s unnecessary, only the sender and the recipient can see it</text:span><text:line-break/>□ <text:span text:style-name="T43">With GnuPG (even from Thunderbird, with the Enigmail add-on) it’s easy</text:span><text:line-break/>□ <text:span text:style-name="T43">You can just skip the consonants from every word</text:span></text:p>
      <text:list xml:id="list214739200615839" text:continue-numbering="true" text:style-name="Kérdések_20_száma">
        <text:list-item>
          <text:p text:style-name="P23"><text:span text:style-name="T9">Select a strong password</text:span><text:span text:style-name="T7">! </text:span><text:span text:style-name="T9">Which one would you choose</text:span><text:span text:style-name="T8">?</text:span></text:p>
        </text:list-item>
      </text:list>
      <text:p text:style-name="P26">□ <text:span text:style-name="T44">Peter-13<text:tab/></text:span>□ <text:span text:style-name="T44">123456<text:tab/></text:span>□ <text:span text:style-name="T44">test123<text:tab/>□ 8475_VzEs@Jt</text:span></text:p>
      <text:list xml:id="list214739739910493" text:continue-numbering="true" text:style-name="Kérdések_20_száma">
        <text:list-item>
          <text:p text:style-name="P13"><text:span text:style-name="T45">Which Creative Commons licenses are free culture licenses</text:span>?</text:p>
        </text:list-item>
      </text:list>
      <text:p text:style-name="Lehetőségek">□ <text:span text:style-name="T24">CC-BY</text:span><text:tab/>□ <text:span text:style-name="T24">CC-BY-NC</text:span><text:tab/>□ <text:span text:style-name="T24">CC-BY-ND<text:line-break/>□ CC-BY-NC-ND<text:tab/>□ CC-BY-SA<text:tab/>□ CC-BY-SA-NC</text:span></text:p>
      <text:list xml:id="list214739028988465" text:continue-numbering="true" text:style-name="Kérdések_20_száma">
        <text:list-item>
          <text:p text:style-name="P12">What is a Live CD?</text:p>
        </text:list-item>
      </text:list>
      <text:p text:style-name="Lehetőségek">□ <text:span text:style-name="T45">Te installation media of Linux distributions, like Linux Mint, where you can try the system before installation. Written to an USB key, it can be used for daily work.</text:span><text:line-break/><text:span text:style-name="T27">□ A compilation CD from the best tracks of a music festival<text:line-break/>□ CD-drive repair CD, which breathes new life to the old drives</text:span></text:p>
      <text:list xml:id="list214739506793372" text:continue-numbering="true" text:style-name="Kérdések_20_száma">
        <text:list-item>
          <text:p text:style-name="P13"><text:span text:style-name="T46">Roughly how many gigabytes in size is the global map database of</text:span> OpenStreetMap?</text:p>
        </text:list-item>
      </text:list>
      <text:p text:style-name="Lehetőségek">□ <text:span text:style-name="T23">15</text:span><text:tab/>□ <text:span text:style-name="T27">58</text:span><text:tab/>□ <text:span text:style-name="T23">206<text:tab/>□ 404</text:span></text:p>
      <text:list xml:id="list214739946665002" text:continue-numbering="true" text:style-name="Kérdések_20_száma">
        <text:list-item>
          <text:p text:style-name="P13"><text:span text:style-name="T46">What is </text:span>OpenBadges?</text:p>
        </text:list-item>
      </text:list>
      <text:p text:style-name="P26"><text:span text:style-name="T10">□ </text:span><text:span text:style-name="T15">Digital badges for knowledge</text:span><text:span text:style-name="T12"><text:tab/></text:span><text:span text:style-name="T10">□ </text:span><text:span text:style-name="T15">Night Club in the city</text:span><text:span text:style-name="T11"><text:line-break/></text:span><text:span text:style-name="T10">□ </text:span><text:span text:style-name="T15">A </text:span><text:span text:style-name="T13">Bee Gees </text:span><text:span text:style-name="T15">tribute band</text:span><text:span text:style-name="T12"><text:tab/></text:span><text:span text:style-name="T10">□ </text:span><text:span text:style-name="T15">A rocket platform at</text:span><text:span text:style-name="T14"> NASA</text:span></text:p>
      <text:list xml:id="list214739025184834" text:continue-numbering="true" text:style-name="Kérdések_20_száma">
        <text:list-item>
          <text:p text:style-name="P13"><text:span text:style-name="T46">Which of these are free software</text:span>?</text:p>
        </text:list-item>
      </text:list>
      <text:p text:style-name="Lehetőségek">□ VLC<text:tab/>□ Microsoft Office<text:tab/>□ Firefox<text:tab/>□ Autodesk AutoCAD<text:line-break/>□ FreeCAD<text:tab/>□ Photoshop<text:tab/>□ LibreOffice<text:tab/>□ Google Chrome<text:line-break/>□ GIMP<text:tab/>□ Deezer<text:tab/>□ OpenShot<text:tab/>□ Simutrans<text:line-break/>□ Thunderbird<text:tab/>□ Call of Duty<text:tab/>□ DarkTable<text:tab/>□ μTorrent<text:line-break/>□ QGIS<text:tab/>□ Google Docs<text:tab/>□ Transmission<text:tab/>□ Total Commander<text:line-break/>□ Facebook<text:tab/>□ OpenWRT<text:tab/>□ Spotify<text:tab/>□ Double Commander<text:line-break/>□ Microsoft Windows<text:tab/>□ Unvanquished<text:tab/>□ WinRAR<text:tab/>□ Mixxx</text:p>
      <text:p text:style-name="Text_20_body"/>
      <text:p text:style-name="P24"><text:span text:style-name="T47">□ </text:span><text:span text:style-name="T48">Yes</text:span><text:span text:style-name="T49">, </text:span><text:span text:style-name="T51">I would like more information and useful links in e-mail</text:span><text:span text:style-name="T47"> </text:span><text:span text:style-name="T48">about contributing in the development, testing, documenting and advocating of free software</text:span><text:span text:style-name="T47">! </text:span><text:span text:style-name="T48">Don’t forget to give your e-mail address.</text:span><text:span text:style-name="T52"><text:line-break/></text:span><text:span text:style-name="T47">□ </text:span><text:span text:style-name="T48">I would like a</text:span><text:span text:style-name="T50"> </text:span><text:span text:style-name="T53">digit</text:span><text:span text:style-name="T51">al badge for filling in the quiz</text:span><text:span text:style-name="T50">!</text:span></text:p>
      <text:p text:style-name="P7"/>
      <text:p text:style-name="P10"><text:span text:style-name="T21">Name</text:span><text:span text:style-name="T20">:</text:span><text:tab/><text:tab/></text:p>
      <text:p text:style-name="P8"/>
      <text:p text:style-name="P8"><text:span text:style-name="T20">E-mail:</text:span><text:tab/><text:tab/></text:p>
      <text:p text:style-name="P9"/>
      <text:p text:style-name="P25"><text:span text:style-name="T46">Where did you hear about free sofware</text:span>: <text:tab/></text:p>
      <text:p text:style-name="P25"><text:span text:style-name="T46">For how long do you use </text:span>Firefox <text:span text:style-name="T46">and Thunderbird</text:span>: <text:tab/> <text:span text:style-name="T46">years</text:span></text:p>
      <text:p text:style-name="P25"><text:span text:style-name="T46">For how long <text:s/>do you use Linux</text:span>: <text:tab/> <text:span text:style-name="T46">years</text:span></text:p>
      <text:p text:style-name="P25"><text:span text:style-name="T46">For how long <text:s/>do you use</text:span> <text:span text:style-name="T19">LibreOffice: <text:tab/> years</text:span></text:p>
      <text:list xml:id="list214740193398882" text:continue-numbering="true" text:style-name="Kérdések_20_száma">
        <text:list-item>
          <text:p text:style-name="P22"><text:span text:style-name="T54">What is your opinion about Firefox, and its Android/iOS versions</text:span>?</text:p>
        </text:list-item>
      </text:list>
      <text:p text:style-name="Lehetőségek"><text:line-break/><text:line-break/></text:p>
      <text:list xml:id="list214739015720903" text:continue-numbering="true" text:style-name="Kérdések_20_száma">
        <text:list-item>
          <text:p text:style-name="P13"><text:span text:style-name="T54">Would you contribute to the </text:span>Mozilla, <text:span text:style-name="T25">Wikipedia, OpenStreetMap, Linux Mint or Fedora projects? If yes, in which ones?</text:span></text:p>
        </text:list-item>
      </text:list>
      <text:p text:style-name="Lehetőségek"><text:line-break/><text:line-break/></text:p>
      <text:list xml:id="list214740058425089" text:continue-numbering="true" text:style-name="Kérdések_20_száma">
        <text:list-item>
          <text:p text:style-name="P13"><text:span text:style-name="T54">Which </text:span>Mozilla <text:span text:style-name="T54">products and services do you use</text:span>?</text:p>
        </text:list-item>
      </text:list>
      <text:p text:style-name="Lehetőségek"><text:line-break/><text:line-break/><text:line-break/></text:p>
      <text:list xml:id="list214738935194149" text:continue-numbering="true" text:style-name="Kérdések_20_száma">
        <text:list-item>
          <text:p text:style-name="P13"><text:span text:style-name="T55">Where do you get information about news on free software and free culture</text:span>?</text:p>
        </text:list-item>
      </text:list>
      <text:p text:style-name="P2"><text:line-break/><text:line-break/><text:line-break/></text:p>
      <text:list xml:id="list214740205562310" text:continue-numbering="true" text:style-name="Kérdések_20_száma">
        <text:list-item>
          <text:p text:style-name="P20">You can draw something, which has something to do with free software ;o) :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G" svg:font-family="'Linux Libertine G'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Linux Biolinum G1" svg:font-family="'Linux Biolinum G'" style:font-pitch="variable"/>
    <style:font-face style:name="Linux Biolinum G" svg:font-family="'Linux Biolinum G'" style:font-adornments="Félkövér" style:font-pitch="variable"/>
    <style:font-face style:name="Linux Biolinum G2" svg:font-family="'Linux Biolinum G'" style:font-adornments="Általános" style:font-pitch="variable"/>
    <style:font-face style:name="Linux Biolinum G:smcp=0&amp;c2sc=1&amp;caps=1&amp;case=1" svg:font-family="'Linux Biolinum G:smcp=0&amp;c2sc=1&amp;caps=1&amp;case=1'" style:font-adornments="Általános" style:font-pitch="variable"/>
    <style:font-face style:name="Linux Biolinum G:smcp=0&amp;c2sc=1&amp;caps=2&amp;case=1" svg:font-family="'Linux Biolinum G:smcp=0&amp;c2sc=1&amp;caps=2&amp;case=1'" style:font-adornments="Általános" style:font-pitch="variable"/>
    <style:font-face style:name="Linux Biolinum G:smcp=1" svg:font-family="'Linux Biolinum G:smcp=1'" style:font-pitch="variable"/>
    <style:font-face style:name="Linux Biolinum G:smcp=11" svg:font-family="'Linux Biolinum G:smcp=1'" style:font-adornments="Általános" style:font-pitch="variable"/>
    <style:font-face style:name="Linux Biolinum G:smcp=1&amp;c2sc=1" svg:font-family="'Linux Biolinum G:smcp=1&amp;c2sc=1'" style:font-adornments="Általános" style:font-pitch="variable"/>
    <style:font-face style:name="Linux Biolinum G:smcp=1&amp;c2sc=1&amp;caps=0&amp;case=1" svg:font-family="'Linux Biolinum G:smcp=1&amp;c2sc=1&amp;caps=0&amp;case=1'" style:font-adornments="Általános" style:font-pitch="variable"/>
    <style:font-face style:name="Linux Biolinum G:smcp=1&amp;c2sc=1&amp;caps=1" svg:font-family="'Linux Biolinum G:smcp=1&amp;c2sc=1&amp;caps=1'" style:font-adornments="Általános" style:font-pitch="variable"/>
    <style:font-face style:name="Linux Biolinum G:smcp=1&amp;c2sc=1&amp;caps=1&amp;case=1" svg:font-family="'Linux Biolinum G:smcp=1&amp;c2sc=1&amp;caps=1&amp;case=1'" style:font-adornments="Általános" style:font-pitch="variable"/>
    <style:font-face style:name="Linux Biolinum G:smcp=1&amp;c2sc=1&amp;caps=2" svg:font-family="'Linux Biolinum G:smcp=1&amp;c2sc=1&amp;caps=2'" style:font-adornments="Általános" style:font-pitch="variable"/>
    <style:font-face style:name="Linux Biolinum G:smcp=1&amp;c2sc=1&amp;caps=2&amp;case=1" svg:font-family="'Linux Biolinum G:smcp=1&amp;c2sc=1&amp;caps=2&amp;case=1'" style:font-adornments="Általános" style:font-pitch="variable"/>
    <style:font-face style:name="Linux Libertine G1" svg:font-family="'Linux Libertine G'" style:font-pitch="variable"/>
    <style:font-face style:name="Linux Libertine G2" svg:font-family="'Linux Libertine G'" style:font-adornments="Általános" style:font-pitch="variable"/>
    <style:font-face style:name="Linux Libertine G:smcp=1" svg:font-family="'Linux Libertine G:smcp=1'" style:font-pitch="variable"/>
    <style:font-face style:name="Magyar Linux Libertine G" svg:font-family="'Magyar Linux Libertine G'" style:font-adornments="Általá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:smcp=1" svg:font-family="'Liberation Sans:smcp=1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Magyar Linux Libertine G" fo:font-family="'Magyar Linux Libertine G'" style:font-style-name="Általános" style:font-pitch="variable"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ehetőségek" style:family="paragraph" style:parent-style-name="Standard" style:next-style-name="Kérdések" style:class="text" style:master-page-name="">
      <style:paragraph-properties fo:margin-left="2cm" fo:margin-right="0cm" fo:margin-top="0.101cm" fo:margin-bottom="0.199cm" loext:contextual-spacing="false" fo:text-indent="0cm" style:auto-text-indent="false" style:page-number="auto" style:writing-mode="page">
        <style:tab-stops>
          <style:tab-stop style:position="4.001cm"/>
          <style:tab-stop style:position="7.999cm"/>
          <style:tab-stop style:position="12cm"/>
        </style:tab-stops>
      </style:paragraph-properties>
      <style:text-properties style:font-name="Linux Libertine G2" fo:font-family="'Linux Libertine G'" style:font-style-name="Általános" style:font-pitch="variable" style:font-size-asian="10.5pt"/>
    </style:style>
    <style:style style:name="Kérdések" style:family="paragraph" style:parent-style-name="Standard" style:next-style-name="Lehetőségek" style:list-style-name="Kérdések_20_száma" style:master-page-name="">
      <style:paragraph-properties fo:margin-top="0.15cm" fo:margin-bottom="0cm" loext:contextual-spacing="false" fo:text-align="justify" style:justify-single-word="false" fo:keep-together="always" style:page-number="auto" fo:padding="0.101cm" fo:border-left="0.99pt solid #000000" fo:border-right="none" fo:border-top="none" fo:border-bottom="none" style:shadow="none" fo:keep-with-next="always" style:writing-mode="page">
        <style:tab-stops/>
      </style:paragraph-properties>
      <style:text-properties fo:font-variant="normal" fo:text-transform="none" style:font-name="Linux Biolinum G2" fo:font-family="'Linux Biolinum G'" style:font-style-name="Általános" style:font-pitch="variable" style:font-size-asian="10.5pt" style:font-weight-asian="normal"/>
    </style:style>
    <style:style style:name="Title" style:family="paragraph" style:parent-style-name="Heading" style:next-style-name="Subtitle" style:class="chapter">
      <style:paragraph-properties fo:text-align="center" style:justify-single-word="false" style:writing-mode="page">
        <style:tab-stops/>
      </style:paragraph-properties>
      <style:text-properties style:font-name="Linux Biolinum G" fo:font-family="'Linux Biolinum G'" style:font-style-name="Félkövér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ulátoros" style:family="paragraph" style:parent-style-name="Standard">
      <style:paragraph-properties style:writing-mode="page">
        <style:tab-stops>
          <style:tab-stop style:position="3cm"/>
          <style:tab-stop style:position="18cm" style:type="right" style:leader-style="solid" style:leader-text="_"/>
        </style:tab-stops>
      </style:paragraph-properties>
      <style:text-properties style:font-size-asian="10.5pt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Zeichenforma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 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format="" text:start-value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format="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number text:level="4" text:style-name="Numbering_20_Symbols" style:num-format="" text:start-value="4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</text:list-level-style-number>
      <text:list-level-style-number text:level="5" text:style-name="Numbering_20_Symbols" style:num-format="" text:start-value="5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</text:list-level-style-number>
      <text:list-level-style-number text:level="6" text:style-name="Numbering_20_Symbols" style:num-format="" text:start-value="6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</text:list-level-style-number>
      <text:list-level-style-number text:level="7" text:style-name="Numbering_20_Symbols" style:num-format="" text:start-value="7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</text:list-level-style-number>
      <text:list-level-style-number text:level="8" text:style-name="Numbering_20_Symbols" style:num-format="" text:start-value="8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</text:list-level-style-number>
      <text:list-level-style-number text:level="9" text:style-name="Numbering_20_Symbols" style:num-format="" text:start-value="9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</text:list-level-style-number>
      <text:list-level-style-number text:level="10" text:style-name="Numbering_20_Symbols" style:num-format="" text:start-value="10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2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Kérdések_20_száma" style:display-name="Kérdések száma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9.032cm" style:type="right"/>
        </style:tab-stops>
      </style:paragraph-properties>
    </style:style>
    <style:style style:name="MT1" style:family="text">
      <style:text-properties style:font-name="Linux Biolinum G:smcp=1"/>
    </style:style>
    <style:style style:name="MT2" style:family="text">
      <style:text-properties style:text-underline-style="none"/>
    </style:style>
    <style:style style:name="MT3" style:family="text">
      <style:text-properties style:font-name="Linux Biolinum G1" style:text-underline-style="none" officeooo:rsid="0045103d"/>
    </style:style>
    <style:style style:name="MT4" style:family="text">
      <style:text-properties style:font-name="Linux Biolinum G1" style:text-underline-style="none" officeooo:rsid="0031bad1"/>
    </style:style>
    <style:style style:name="MT5" style:family="text">
      <style:text-properties style:font-name="Linux Biolinum G1" style:text-underline-style="none" officeooo:rsid="0054a1a2"/>
    </style:style>
    <style:style style:name="MT6" style:family="text">
      <style:text-properties style:font-name="Linux Biolinum G1"/>
    </style:style>
    <style:page-layout style:name="Mpm1">
      <style:page-layout-properties fo:page-width="21.001cm" fo:page-height="29.7cm" style:num-format="1" style:print-orientation="portrait" fo:margin-top="0.7cm" fo:margin-bottom="1cm" fo:margin-left="1cm" fo:margin-right="1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itle>OpenSource 2017 QUIZ</text:title></text:span><text:span text:style-name="MT2"><text:tab/><text:tab/></text:span><text:span text:style-name="MT3">3</text:span><text:span text:style-name="MT4">.</text:span><text:span text:style-name="MT5">3</text:span></text:p>
      </style:header>
      <style:footer>
        <text:p text:style-name="Footer"><text:tab/><text:span text:style-name="MT6">[ </text:span><text:span text:style-name="MT6"><text:page-number text:select-page="current">4</text:page-number></text:span><text:span text:style-name="MT6"> | </text:span><text:span text:style-name="MT6"><text:page-count>4</text:page-count></text:span><text:span text:style-name="MT6"> ]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mi </meta:initial-creator>
    <meta:creation-date>2011-03-26T15:13:16</meta:creation-date>
    <dc:date>2017-07-19T21:47:36.524795211</dc:date>
    <meta:editing-duration>PT12H6M12S</meta:editing-duration>
    <meta:editing-cycles>264</meta:editing-cycles>
    <meta:generator>LibreOffice/5.3.4.2$Linux_X86_64 LibreOffice_project/30$Build-2</meta:generator>
    <dc:title>OpenSource 2017 QUIZ</dc:title>
    <meta:printed-by>kami </meta:printed-by>
    <meta:print-date>2011-07-13T12:19:27</meta:print-date>
    <meta:document-statistic meta:table-count="0" meta:image-count="0" meta:object-count="0" meta:page-count="4" meta:paragraph-count="70" meta:word-count="1034" meta:character-count="5655" meta:non-whitespace-character-count="4683"/>
  </office:meta>
</office:document-meta>
</file>